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25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2.8291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 office:value-type="string">
            <text:p>postgres settings</text:p>
          </table:table-cell>
          <table:table-cell table:number-columns-repeated="4"/>
        </table:table-row>
        <table:table-row table:style-name="ro1">
          <table:table-cell office:value-type="string">
            <text:p>max_connections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max_prepared_transactions</text:p>
          </table:table-cell>
          <table:table-cell table:formula="of:=[.B3]" office:value-type="float" office:value="100">
            <text:p>100</text:p>
          </table:table-cell>
          <table:table-cell office:value-type="string">
            <text:p>default is 0 or as much as max_connections</text:p>
          </table:table-cell>
          <table:table-cell table:number-columns-repeated="2"/>
        </table:table-row>
        <table:table-row table:style-name="ro1">
          <table:table-cell office:value-type="string">
            <text:p>max_locks_per_transaction</text:p>
          </table:table-cell>
          <table:table-cell table:formula="of:=[.B4]+[.B3]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autovacuum_max_workers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block_size(bytes)</text:p>
          </table:table-cell>
          <table:table-cell office:value-type="float" office:value="4096">
            <text:p>4096</text:p>
          </table:table-cell>
          <table:table-cell office:value-type="string">
            <text:p>default is 8192</text:p>
          </table:table-cell>
          <table:table-cell table:number-columns-repeated="2"/>
        </table:table-row>
        <table:table-row table:style-name="ro1">
          <table:table-cell office:value-type="string">
            <text:p>shared _buffers(bytes)</text:p>
          </table:table-cell>
          <table:table-cell table:formula="of:=[.B3]*16384" office:value-type="float" office:value="1638400">
            <text:p>1638400</text:p>
          </table:table-cell>
          <table:table-cell office:value-type="string">
            <text:p>several tens of megabytes or at least 128kB or max_connections*16kB as per 8.3</text:p>
          </table:table-cell>
          <table:table-cell table:number-columns-repeated="2"/>
        </table:table-row>
        <table:table-row table:style-name="ro1">
          <table:table-cell office:value-type="string">
            <text:p>wal_block_size(bytes)</text:p>
          </table:table-cell>
          <table:table-cell office:value-type="float" office:value="4096">
            <text:p>4096</text:p>
          </table:table-cell>
          <table:table-cell office:value-type="string">
            <text:p>default is 8192</text:p>
          </table:table-cell>
          <table:table-cell table:number-columns-repeated="2"/>
        </table:table-row>
        <table:table-row table:style-name="ro1">
          <table:table-cell office:value-type="string">
            <text:p>wal_buffers(bytes)</text:p>
          </table:table-cell>
          <table:table-cell office:value-type="float" office:value="65536">
            <text:p>65536</text:p>
          </table:table-cell>
          <table:table-cell office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postgres shared memory usage</text:p>
          </table:table-cell>
          <table:table-cell office:value-type="string">
            <text:p>bytes</text:p>
          </table:table-cell>
          <table:table-cell office:value-type="string">
            <text:p>kilobytes</text:p>
          </table:table-cell>
          <table:table-cell office:value-type="string">
            <text:p>megabytes</text:p>
          </table:table-cell>
          <table:table-cell office:value-type="string">
            <text:p>gigabytes</text:p>
          </table:table-cell>
        </table:table-row>
        <table:table-row table:style-name="ro1">
          <table:table-cell office:value-type="string">
            <text:p>connections</text:p>
          </table:table-cell>
          <table:table-cell table:formula="of:=(1800+270*[.B5])*[.B3]" office:value-type="float" office:value="5580000">
            <text:p>5580000</text:p>
          </table:table-cell>
          <table:table-cell table:formula="of:=[.B13]/1024" office:value-type="float" office:value="5449.21875">
            <text:p>5449.22</text:p>
          </table:table-cell>
          <table:table-cell table:formula="of:=[.B13]/1048576" office:value-type="float" office:value="5.32150268554688">
            <text:p>5.32</text:p>
          </table:table-cell>
          <table:table-cell table:formula="of:=[.B13]/1073741824" office:value-type="float" office:value="0.00519677996635437">
            <text:p>0.01</text:p>
          </table:table-cell>
        </table:table-row>
        <table:table-row table:style-name="ro1">
          <table:table-cell office:value-type="string">
            <text:p>autovacuum workers</text:p>
          </table:table-cell>
          <table:table-cell table:formula="of:=(1800+270*[.B5])*[.B6]" office:value-type="float" office:value="1116000">
            <text:p>1116000</text:p>
          </table:table-cell>
          <table:table-cell table:formula="of:=[.B14]/1024" office:value-type="float" office:value="1089.84375">
            <text:p>1089.84</text:p>
          </table:table-cell>
          <table:table-cell table:formula="of:=[.B14]/1048576" office:value-type="float" office:value="1.06430053710938">
            <text:p>1.06</text:p>
          </table:table-cell>
          <table:table-cell table:formula="of:=[.B14]/1073741824" office:value-type="float" office:value="0.00103935599327087">
            <text:p>0</text:p>
          </table:table-cell>
        </table:table-row>
        <table:table-row table:style-name="ro1">
          <table:table-cell office:value-type="string">
            <text:p>prepared transactions</text:p>
          </table:table-cell>
          <table:table-cell table:formula="of:=(770+270*[.B5])*[.B4]" office:value-type="float" office:value="5477000">
            <text:p>5477000</text:p>
          </table:table-cell>
          <table:table-cell table:formula="of:=[.B15]/1024" office:value-type="float" office:value="5348.6328125">
            <text:p>5348.63</text:p>
          </table:table-cell>
          <table:table-cell table:formula="of:=[.B15]/1048576" office:value-type="float" office:value="5.22327423095703">
            <text:p>5.22</text:p>
          </table:table-cell>
          <table:table-cell table:formula="of:=[.B15]/1073741824" office:value-type="float" office:value="0.00510085374116898">
            <text:p>0.01</text:p>
          </table:table-cell>
        </table:table-row>
        <table:table-row table:style-name="ro1">
          <table:table-cell office:value-type="string">
            <text:p>shared disk buffers</text:p>
          </table:table-cell>
          <table:table-cell table:formula="of:=([.B7]+208)*[.B8]" office:value-type="float" office:value="7051673600">
            <text:p>7051673600</text:p>
          </table:table-cell>
          <table:table-cell table:formula="of:=[.B16]/1024" office:value-type="float" office:value="6886400">
            <text:p>6886400</text:p>
          </table:table-cell>
          <table:table-cell table:formula="of:=[.B16]/1048576" office:value-type="float" office:value="6725">
            <text:p>6725</text:p>
          </table:table-cell>
          <table:table-cell table:formula="of:=[.B16]/1073741824" office:value-type="float" office:value="6.5673828125">
            <text:p>6.57</text:p>
          </table:table-cell>
        </table:table-row>
        <table:table-row table:style-name="ro1">
          <table:table-cell office:value-type="string">
            <text:p>wal buffers</text:p>
          </table:table-cell>
          <table:table-cell table:formula="of:=([.B9]+8)*[.B10]" office:value-type="float" office:value="268959744">
            <text:p>268959744</text:p>
          </table:table-cell>
          <table:table-cell table:formula="of:=[.B17]/1024" office:value-type="float" office:value="262656">
            <text:p>262656</text:p>
          </table:table-cell>
          <table:table-cell table:formula="of:=[.B17]/1048576" office:value-type="float" office:value="256.5">
            <text:p>256.5</text:p>
          </table:table-cell>
          <table:table-cell table:formula="of:=[.B17]/1073741824" office:value-type="float" office:value="0.25048828125">
            <text:p>0.25</text:p>
          </table:table-cell>
        </table:table-row>
        <table:table-row table:style-name="ro1">
          <table:table-cell office:value-type="string">
            <text:p>fixed space requirements</text:p>
          </table:table-cell>
          <table:table-cell table:formula="of:=770*1024" office:value-type="float" office:value="788480">
            <text:p>788480</text:p>
          </table:table-cell>
          <table:table-cell table:formula="of:=[.B18]/1024" office:value-type="float" office:value="770">
            <text:p>770</text:p>
          </table:table-cell>
          <table:table-cell table:formula="of:=[.B18]/1048576" office:value-type="float" office:value="0.751953125">
            <text:p>0.75</text:p>
          </table:table-cell>
          <table:table-cell table:formula="of:=[.B18]/1073741824" office:value-type="float" office:value="0.000734329223632813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table:formula="of:=SUM([.B13:.B18])" office:value-type="float" office:value="7333594824">
            <text:p>7333594824</text:p>
          </table:table-cell>
          <table:table-cell table:style-name="ce1" table:formula="of:=SUM([.C13:.C18])" office:value-type="float" office:value="7161713.6953125">
            <text:p>7161713.7</text:p>
          </table:table-cell>
          <table:table-cell table:style-name="ce1" table:formula="of:=SUM([.D13:.D18])" office:value-type="float" office:value="6993.86103057861">
            <text:p>6993.86</text:p>
          </table:table-cell>
          <table:table-cell table:style-name="ce1" table:formula="of:=SUM([.E13:.E18])" office:value-type="float" office:value="6.82994241267443">
            <text:p>6.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kernel resources</text:p>
          </table:table-cell>
          <table:table-cell table:number-columns-repeated="4"/>
        </table:table-row>
        <table:table-row table:style-name="ro1">
          <table:table-cell office:value-type="string">
            <text:p>SHMMAX</text:p>
          </table:table-cell>
          <table:table-cell table:formula="of:=[.B19]" office:value-type="float" office:value="7333594824">
            <text:p>7333594824</text:p>
          </table:table-cell>
          <table:table-cell office:value-type="string">
            <text:p>+ memory for other processes</text:p>
          </table:table-cell>
          <table:table-cell table:number-columns-repeated="2"/>
        </table:table-row>
        <table:table-row table:style-name="ro1">
          <table:table-cell office:value-type="string">
            <text:p>SHMMIN</text:p>
          </table:table-cell>
          <table:table-cell/>
          <table:table-cell office:value-type="string">
            <text:p>bytes</text:p>
          </table:table-cell>
          <table:table-cell table:number-columns-repeated="2"/>
        </table:table-row>
        <table:table-row table:style-name="ro1">
          <table:table-cell office:value-type="string">
            <text:p>SHMALL</text:p>
          </table:table-cell>
          <table:table-cell/>
          <table:table-cell office:value-type="string">
            <text:p>pages</text:p>
          </table:table-cell>
          <table:table-cell table:number-columns-repeated="2"/>
        </table:table-row>
        <table:table-row table:style-name="ro1">
          <table:table-cell office:value-type="string">
            <text:p>SHMSEG</text:p>
          </table:table-cell>
          <table:table-cell table:number-columns-repeated="4"/>
        </table:table-row>
        <table:table-row table:style-name="ro1">
          <table:table-cell office:value-type="string">
            <text:p>SHMALL</text:p>
          </table:table-cell>
          <table:table-cell table:number-columns-repeated="4"/>
        </table:table-row>
        <table:table-row table:style-name="ro1">
          <table:table-cell office:value-type="string">
            <text:p>SHMMNI</text:p>
          </table:table-cell>
          <table:table-cell table:formula="of:=CEILING((([.B3]+[.B6])/16);1)" office:value-type="float" office:value="8">
            <text:p>8</text:p>
          </table:table-cell>
          <table:table-cell office:value-type="string">
            <text:p>sets</text:p>
          </table:table-cell>
          <table:table-cell table:number-columns-repeated="2"/>
        </table:table-row>
        <table:table-row table:style-name="ro1">
          <table:table-cell office:value-type="string">
            <text:p>SEMMNS</text:p>
          </table:table-cell>
          <table:table-cell table:formula="of:=CEILING(((([.B3]+[.B6])/16)*17);1)" office:value-type="float" office:value="128">
            <text:p>128</text:p>
          </table:table-cell>
          <table:table-cell office:value-type="string">
            <text:p>sets, at least</text:p>
          </table:table-cell>
          <table:table-cell table:number-columns-repeated="2"/>
        </table:table-row>
        <table:table-row table:style-name="ro1">
          <table:table-cell office:value-type="string">
            <text:p>SEMMSL</text:p>
          </table:table-cell>
          <table:table-cell office:value-type="float" office:value="17">
            <text:p>17</text:p>
          </table:table-cell>
          <table:table-cell office:value-type="string">
            <text:p>at least for postgres</text:p>
          </table:table-cell>
          <table:table-cell table:number-columns-repeated="2"/>
        </table:table-row>
        <table:table-row table:style-name="ro1">
          <table:table-cell office:value-type="string">
            <text:p>SEMMAP</text:p>
          </table:table-cell>
          <table:table-cell table:formula="of:=CEILING(((([.B3]+[.B6])/16)*17);1)" office:value-type="float" office:value="128">
            <text:p>128</text:p>
          </table:table-cell>
          <table:table-cell office:value-type="string">
            <text:p>can be increased by this value</text:p>
          </table:table-cell>
          <table:table-cell table:number-columns-repeated="2"/>
        </table:table-row>
        <table:table-row table:style-name="ro1">
          <table:table-cell office:value-type="string">
            <text:p>SEMVMX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3">01/13/2010</text:date>, <text:time>13:4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2T12:01:21</meta:creation-date>
    <dc:date>2010-01-13T13:46:57</dc:date>
    <meta:editing-duration>PT05H19M18S</meta:editing-duration>
    <meta:editing-cycles>3</meta:editing-cycles>
    <meta:generator>OpenOffice.org/3.1$Unix OpenOffice.org_project/310m19$Build-9420</meta:generator>
    <meta:document-statistic meta:table-count="3" meta:cell-count="85" meta:object-count="0"/>
  </office:meta>
</office:document-meta>
</file>